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lugin import fiche</text:h>
      <text:h text:style-name="Heading_20_2" text:outline-level="2">Présentation </text:h>
      <text:p text:style-name="Text_20_body">Ce plugin sert à charger rapidement des fiches, c'est-à-dire des clients, des fournisseurs, des articles, <text:s/>des contacts...</text:p>
      <text:h text:style-name="Heading_20_2" text:outline-level="2">Préparation de la catégorie</text:h>
      <text:p text:style-name="Standard">Pour importer des fiches, vous devez tout d'abord créer la catégorie de fiche qui en sera la destination, vous pouvez en utiliser une qui existe déjà.</text:p>
      <text:p text:style-name="Standard"/>
      <text:p text:style-name="Standard">Ajoutez les détails de fiches selon vos besoins dans paramètre &gt; attribut de fiche, puis dans Fiche &gt; ajoutez les détails voulus.</text:p>
      <text:p text:style-name="Standard"/>
      <text:h text:style-name="Heading_20_2" text:outline-level="2">Importer</text:h>
      <text:p text:style-name="Text_20_body">Importez le fichier csv, choisissez le séparateur, le type d'encodage,... Puis indiquez le détail de chaque colonne.</text:p>
      <text:p text:style-name="Text_20_body">1. Le nom est obligatoire, c'est le seul paramètre obligatoire</text:p>
      <text:p text:style-name="Text_20_body">2. Vous ne pouvez pas avoir 2 colonnes avec le même détail</text:p>
      <text:p text:style-name="Text_20_body">3. Les colonnes « - non utilisés- » ne seront pas importés</text:p>
      <text:p text:style-name="Text_20_body"/>
      <text:h text:style-name="Heading_20_2" text:outline-level="2">Dans le cas, où un poste comptable est nécessaire, et qu'il n'est pas fourni par le fichier CSV</text:h>
      <text:p text:style-name="Text_20_body">soit la catégorie de fiche utilise le mode « Chaque fiche aura automatiquement son propre poste comptable : «  Alors chaque fiche aura un poste comptable unique, sinon les fiches auront le poste comptable de la catégorie.</text:p>
      <text:p text:style-name="Standard"/>
      <text:h text:style-name="Heading_20_2" text:outline-level="2">Quickcode</text:h>
      <text:p text:style-name="Standard">Un quick code est calculé pour vous si vous n 'en fournissez pa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0-31T12:59:19</meta:creation-date>
    <meta:generator>OpenOffice.org/3.2$Linux OpenOffice.org_project/320m12$Build-9483</meta:generator>
    <dc:date>2011-03-02T22:22:43</dc:date>
    <dc:creator>dany </dc:creator>
    <meta:editing-duration>PT00H08M12S</meta:editing-duration>
    <meta:editing-cycles>4</meta:editing-cycles>
    <meta:document-statistic meta:table-count="0" meta:image-count="0" meta:object-count="0" meta:page-count="1" meta:paragraph-count="15" meta:word-count="194" meta:character-count="1152"/>
  </office:meta>
</office:document-meta>
</file>